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mnezia-vpn/amneziawg-go" text:style-name="Internet_20_link" text:visited-style-name="Visited_20_Internet_20_Link">https://github.com/amnezia-vpn/amneziawg-go</text:a></text:p>
      <text:p text:style-name="P1"/>
      <text:p text:style-name="P1"><text:a xlink:type="simple" xlink:href="https://4pda.to/forum/index.php?showtopic=1078416&amp;st=160" text:style-name="Internet_20_link" text:visited-style-name="Visited_20_Internet_20_Link">https://4pda.to/forum/index.php?showtopic=1078416&amp;st=160</text:a></text:p>
      <text:p text:style-name="P1"/>
      <text:p text:style-name="P1"><text:a xlink:type="simple" xlink:href="https://dtf.ru/howto/2941355-obhod-blokirovki-yutub-s-polnoi-maskirovkoi-nastraivaem-server-i-klient-xray-s-xtls-reality" text:style-name="Internet_20_link" text:visited-style-name="Visited_20_Internet_20_Link">https://dtf.ru/howto/2941355-obhod-blokirovki-yutub-s-polnoi-maskirovkoi-nastraivaem-server-i-klient-xray-s-xtls-reality</text:a></text:p>
      <text:p text:style-name="P1"><text:a xlink:type="simple" xlink:href="https://xtls.github.io/ru/document/install.html#фаиловая-структура-образа-docker" text:style-name="Internet_20_link" text:visited-style-name="Visited_20_Internet_20_Link"/></text:p>
      <text:p text:style-name="P1"><text:a xlink:type="simple" xlink:href="https://xtls.github.io/ru/document/install.html#фаиловая-структура-образа-docker" text:style-name="Internet_20_link" text:visited-style-name="Visited_20_Internet_20_Link">https://xtls.github.io/ru/document/install.html#%D1%84%D0%B0%D0%B8%D0%BB%D0%BE%D0%B2%D0%B0%D1%8F-%D1%81%D1%82%D1%80%D1%83%D0%BA%D1%82%D1%83%D1%80%D0%B0-%D0%BE%D0%B1%D1%80%D0%B0%D0%B7%D0%B0-docker</text:a></text:p>
      <text:p text:style-name="P1"/>
      <text:p text:style-name="P1"><text:a xlink:type="simple" xlink:href="https://oss-it.ru/129" text:style-name="Internet_20_link" text:visited-style-name="Visited_20_Internet_20_Link">https://oss-it.ru/129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20T16:07:57.120076893</dc:date>
    <meta:editing-duration>PT1H53M32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" meta:character-count="435" meta:non-whitespace-character-count="435"/>
  </office:meta>
</office:document-meta>
</file>